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Standard">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text-properties fo:color="#000000" style:font-name="Times New Roman" fo:font-size="12pt" style:font-name-asian="Courier" style:font-size-asian="12pt" style:font-name-complex="Courier" style:font-size-complex="12pt"/>
    </style:style>
    <style:style style:name="P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3" style:family="paragraph" style:parent-style-name="Standard" style:list-style-name="L12">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5" style:family="paragraph" style:parent-style-name="Standard" style:list-style-name="L12">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4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4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4" style:family="paragraph" style:parent-style-name="Standard" style:list-style-name="L13">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5" style:family="paragraph" style:parent-style-name="Standard" style:list-style-name="L13">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6" style:family="paragraph" style:parent-style-name="Standard" style:list-style-name="L13">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5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5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5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59"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0"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1"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2"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3"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4"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5"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6"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7"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68"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69"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70"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71" style:family="paragraph" style:parent-style-name="Standard" style:list-style-name="L1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72"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3"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4"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5"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6"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7"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8"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9" style:family="paragraph" style:parent-style-name="Standard" style:list-style-name="L1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80" style:family="paragraph" style:parent-style-name="Heading_20_1">
      <style:text-properties fo:color="#000000" fo:font-weight="bold" style:font-weight-asian="bold" style:font-weight-complex="bold"/>
    </style:style>
    <style:style style:name="P81" style:family="paragraph" style:parent-style-name="Heading_20_1">
      <style:text-properties fo:font-weight="bold" style:font-weight-asian="bold" style:font-weight-complex="bold"/>
    </style:style>
    <style:style style:name="P8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3"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color="#000000" style:font-name="Courier" fo:font-size="10pt" style:font-name-asian="Courier" style:font-size-asian="10pt" style:font-name-complex="Courier" style:font-size-complex="10pt"/>
    </style:style>
    <style:style style:name="T4" style:family="text">
      <style:text-properties fo:color="#000000" style:font-name="Courier New" fo:font-size="10pt" style:font-name-asian="Courier" style:font-size-asian="10pt" style:font-name-complex="Courier" style:font-size-complex="10pt"/>
    </style:style>
    <style:style style:name="T5" style:family="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asian="Courier"/>
    </style:style>
    <style:style style:name="T9" style:family="text">
      <style:text-properties style:font-name-asian="Courier" style:font-name-complex="Courier"/>
    </style:style>
    <style:style style:name="T10" style:family="text">
      <style:text-properties style:font-name-complex="Courier"/>
    </style:style>
    <style:style style:name="T11" style:family="text">
      <style:text-properties style:font-name="Arial" fo:font-size="10pt" style:font-size-asian="10pt" style:font-size-complex="10pt"/>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fo:font-size="10pt" fo:font-weight="normal" style:font-size-asian="10pt" style:font-weight-asian="normal" style:font-size-complex="10pt" style:font-weight-complex="normal"/>
    </style:style>
    <style:style style:name="T15" style:family="text">
      <style:text-properties style:font-name="Courier New" fo:font-size="10pt" style:font-name-asian="Courier" style:font-size-asian="10pt" style:font-name-complex="Courier"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1681in" text:min-label-width="0.25in"/>
        <style:text-properties style:font-name="StarSymbol"/>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StarSymbol"/>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StarSymbol"/>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xCAT 2 <text:s/>How to Install Additional Software</text:p>
      <text:p text:style-name="P2">10/15/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a xlink:type="simple" xlink:href="#1.Introduction|outline" text:style-name="Internet_20_link" text:visited-style-name="Internet_20_link">1.0 Introduction</text:a><text:tab/>1</text:p>
          <text:p text:style-name="P83"><text:a xlink:type="simple" xlink:href="#2.Install additional software for stateless nodes|outline" text:style-name="Internet_20_link" text:visited-style-name="Internet_20_link">2.0 Install additional software for stateless nodes</text:a><text:tab/>1</text:p>
          <text:p text:style-name="P83"><text:a xlink:type="simple" xlink:href="#3.Install additional software for stateful nodes|outline" text:style-name="Internet_20_link" text:visited-style-name="Internet_20_link">3.0 Install additional software for stateful nodes</text:a><text:tab/>2</text:p>
          <text:p text:style-name="P83"><text:a xlink:type="simple" xlink:href="#4. Install additional software for stateful nodes after the Nodes are Up and Running|outline" text:style-name="Internet_20_link" text:visited-style-name="Internet_20_link">4.0 <text:s/>Install additional software for stateful nodes after the Nodes are Up and Running</text:a><text:tab/>3</text:p>
          <text:p text:style-name="P83"><text:a xlink:type="simple" xlink:href="#5.Rerun Postscripts or Run Addition Scripts with updatenode Command |outline" text:style-name="Internet_20_link" text:visited-style-name="Internet_20_link">5.0 Rerun Postscripts or Run Addition Scripts with updatenode Command </text:a><text:tab/>3</text:p>
        </text:index-body>
      </text:table-of-content>
      <text:p text:style-name="Date"/>
      <text:p text:style-name="Date"/>
      <text:p text:style-name="P1"/>
      <text:h text:style-name="Heading_20_1" text:outline-level="1">Introduction</text:h>
      <text:p text:style-name="Standard"><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Standard"><text:s text:c="3"/></text:p>
      <text:h text:style-name="P80" text:outline-level="1">Install additional software for stateless nodes</text:h>
      <text:p text:style-name="P41"><text:span text:style-name="T9">1. copy the extra rpms you are going to add on to</text:span></text:p>
      <text:p text:style-name="P5"><text:s/><text:span text:style-name="T12">/install/post/otherpkgs/&lt;os&gt;/&lt;arch&gt;/*</text:span> <text:span text:style-name="T7">directory where </text:span><text:span text:style-name="T12">&lt;os&gt; </text:span><text:span text:style-name="T7">and</text:span></text:p>
      <text:p text:style-name="P47"><text:s/><text:span text:style-name="T13">&lt;arch&gt; </text:span>are defined in the <text:span text:style-name="T11">nodetype</text:span> table.</text:p>
      <text:p text:style-name="P47">Use the following command to find out <text:span text:style-name="T13">&lt;os&gt; </text:span>and <text:span text:style-name="T2">&lt;</text:span><text:span text:style-name="T13">arch&gt;</text:span><text:span text:style-name="T2"> <text:s/></text:span>for a node.</text:p>
      <text:p text:style-name="P53"><text:s text:c="2"/><text:span text:style-name="T12">nodels node1 nodetype.os nodetype.arch</text:span> </text:p>
      <text:p text:style-name="P47"/>
      <text:p text:style-name="P5"><text:span text:style-name="T7">2. add rpm names (without version number) into</text:span></text:p>
      <text:p text:style-name="P5"><text:s/>/install/custom/netboot/&lt;ostype&gt;/profile.otherpkgs.pkglist <text:span text:style-name="T7">where</text:span></text:p>
      <text:p text:style-name="P5">&lt;profile&gt; <text:span text:style-name="T7">is defined in the </text:span>nodetype <text:span text:style-name="T7">table.</text:span> &lt;ostype&gt; <text:span text:style-name="T7">is the operating system name without the version number. The following os types are recognized by xCAT.</text:span></text:p>
      <text:list text:style-name="L12">
        <text:list-header>
          <text:p text:style-name="P72">centos </text:p>
          <text:p text:style-name="P72">fedora </text:p>
          <text:p text:style-name="P72">rh</text:p>
          <text:p text:style-name="P72">sles </text:p>
          <text:p text:style-name="P13"><text:s text:c="6"/>windows</text:p>
        </text:list-header>
      </text:list>
      <text:p text:style-name="P5"/>
      <text:p text:style-name="P5"><text:s/><text:span text:style-name="T7">Note: The default package lists are usually stored under</text:span></text:p>
      <text:p text:style-name="P5"><text:s/>/opt/xcat/share/xcat/netboot/&lt;ostype&gt;/ <text:span text:style-name="T7">directory.</text:span></text:p>
      <text:p text:style-name="P5"><text:span text:style-name="T7"/></text:p>
      <text:p text:style-name="P5"><text:span text:style-name="T7">For example to add RSCT packages (src, rsct.core and rsct.core.utils) into the list:</text:span></text:p>
      <text:p text:style-name="P55"><text:soft-page-break/><text:s text:c="2"/>echo src &gt; /install/custom/netboot/sles/compute.otherpkgs.pkglist</text:p>
      <text:p text:style-name="P5"><text:span text:style-name="T7"><text:s text:c="4"/></text:span><text:span text:style-name="T12">echo rsct.core &gt;&gt; /install/custom/netboot/sles/compute.otherpkgs.pkglist</text:span></text:p>
      <text:p text:style-name="P55"><text:s text:c="2"/>echo rsct.core.utils &gt;&gt; /install/custom/netboot/sles/compute.otherpkgs.pkglist</text:p>
      <text:p text:style-name="P55"/>
      <text:p text:style-name="P5"><text:span text:style-name="T7">3.run </text:span>/opt/xcat/share/xcat/netboot/&lt;ostype&gt;/genimage, <text:span text:style-name="T7">the extra rpms are automatically installed into the image.</text:span></text:p>
      <text:p text:style-name="P5"><text:s/></text:p>
      <text:p text:style-name="P5"><text:span text:style-name="T7">4</text:span>.<text:span text:style-name="T7">if you have additional configuration scripts for the software that would like to run after the node is boot up, copy the script to /install/postscripts directory and add the confirmation script to the </text:span><text:span text:style-name="T12">postscripts</text:span><text:span text:style-name="T7"> table.</text:span></text:p>
      <text:p text:style-name="P5"><text:span text:style-name="T7"><text:s text:c="4"/></text:span><text:span text:style-name="T12">cp myconfigsctipt </text:span>/install/postscripts/</text:p>
      <text:p text:style-name="P5"><text:s text:c="2"/>chtab node=compute postscripts.postscripts=myconfigsctipt</text:p>
      <text:p text:style-name="P5"/>
      <text:p text:style-name="P3"><text:span text:style-name="T6"/></text:p>
      <text:p text:style-name="P3"><text:span text:style-name="T6">After setting up, deploy the node as usual. The addition software will be installed and configured during the node deployment.</text:span></text:p>
      <text:p text:style-name="P3"><text:span text:style-name="T6"/></text:p>
      <text:h text:style-name="P80" text:outline-level="1">Install additional software for stateful nodes</text:h>
      <text:p text:style-name="P41"><text:span text:style-name="T9">1. copy the extra rpms you are going to add on to</text:span></text:p>
      <text:p text:style-name="P5"><text:s/><text:span text:style-name="T12">/install/post/otherpkgs/&lt;os&gt;/&lt;arch&gt;/*</text:span> <text:span text:style-name="T7">directory where </text:span><text:span text:style-name="T12">&lt;os&gt; </text:span><text:span text:style-name="T7">and</text:span></text:p>
      <text:p text:style-name="P47"><text:s/><text:span text:style-name="T13">&lt;arch&gt; </text:span>are defined in the <text:span text:style-name="T11">nodetype</text:span> table.</text:p>
      <text:p text:style-name="P47">Use the following command to find out <text:span text:style-name="T13">&lt;os&gt; </text:span>and <text:span text:style-name="T2">&lt;</text:span><text:span text:style-name="T13">arch&gt;</text:span><text:span text:style-name="T2"> <text:s/></text:span>for a node.</text:p>
      <text:p text:style-name="P53"><text:s text:c="2"/><text:span text:style-name="T12">nodels node1 nodetype.os nodetype.arch</text:span> </text:p>
      <text:p text:style-name="P47"/>
      <text:p text:style-name="P5"><text:span text:style-name="T7">2. add rpm names (without version number) into</text:span></text:p>
      <text:p text:style-name="P5"><text:s/>/install/custom/install/&lt;ostype&gt;/profile.otherpkgs.pkglist <text:span text:style-name="T7">where</text:span></text:p>
      <text:p text:style-name="P5">&lt;profile&gt; <text:span text:style-name="T7">is defined in the </text:span>nodetype <text:span text:style-name="T7">table.</text:span> &lt;ostype&gt; <text:span text:style-name="T7">is the operating system name without the version number. The following os types are recognized by xCAT.</text:span></text:p>
      <text:list text:style-name="L12">
        <text:list-header>
          <text:p text:style-name="P72">centos </text:p>
          <text:p text:style-name="P72">fedora </text:p>
          <text:p text:style-name="P72">rh</text:p>
          <text:p text:style-name="P72">sles </text:p>
          <text:p text:style-name="P13"><text:s text:c="6"/>windows</text:p>
        </text:list-header>
      </text:list>
      <text:p text:style-name="P5"/>
      <text:p text:style-name="P5"><text:s/><text:span text:style-name="T7">Note: The default package lists are usually stored under</text:span></text:p>
      <text:p text:style-name="P5"><text:s/>/opt/xcat/share/xcat/install/&lt;ostype&gt;/ <text:span text:style-name="T7">directory.</text:span></text:p>
      <text:p text:style-name="P55"/>
      <text:p text:style-name="P5"><text:span text:style-name="T7">3.add the word </text:span>'otherpkgs' <text:span text:style-name="T7">to the</text:span> postscripts <text:span text:style-name="T7">table. For example:</text:span></text:p>
      <text:p text:style-name="P5"><text:s/>chtab node=compute postscripts.postcripts=otherpkgs</text:p>
      <text:p text:style-name="P5"><text:s/></text:p>
      <text:p text:style-name="P5"><text:span text:style-name="T7">4</text:span>.<text:span text:style-name="T7">if you have additional configuration scripts for the software that would like to run after the node is boot up, <text:s/>copy the script to /install/postscripts directory and add the confirmation script to the </text:span><text:span text:style-name="T12">postscripts</text:span><text:span text:style-name="T7"> table.</text:span></text:p>
      <text:p text:style-name="P5"><text:span text:style-name="T7"><text:s text:c="4"/></text:span><text:span text:style-name="T12">cp myconfigsctipt </text:span>/install/postscripts/</text:p>
      <text:p text:style-name="P5"><text:s text:c="2"/>chtab node=compute postscripts.postscripts=otherpkgs,myconfigsctipt</text:p>
      <text:p text:style-name="P5"/>
      <text:p text:style-name="P3"><text:soft-page-break/><text:span text:style-name="T6">After setting up, deploy the node as usual. The addition software will be installed and configured during the node deployment.</text:span></text:p>
      <text:p text:style-name="P3"><text:span text:style-name="T6"/></text:p>
      <text:h text:style-name="Heading_20_1" text:outline-level="1"><text:span text:style-name="T6"><text:s/></text:span><text:span text:style-name="T1">Install additional software for stateful nodes after the Nodes are Up and Running</text:span></text:h>
      <text:p text:style-name="Standard"><text:span text:style-name="T5">1. follow step 1-4 in chapter 3.</text:span></text:p>
      <text:p text:style-name="Standard"><text:span text:style-name="T5"/></text:p>
      <text:p text:style-name="P5"><text:span text:style-name="T7">2. run updatenode command</text:span></text:p>
      <text:p text:style-name="P5"><text:span text:style-name="T7"><text:s text:c="2"/></text:span><text:span text:style-name="T12">updatenode noderange otherpkgs</text:span></text:p>
      <text:p text:style-name="P5"><text:span text:style-name="T7"/></text:p>
      <text:p text:style-name="P5"><text:span text:style-name="T7">If you have configuration script, run</text:span></text:p>
      <text:p text:style-name="P4"><text:span text:style-name="T1"><text:s text:c="2"/></text:span><text:span text:style-name="T14">updatenode &lt;noderange&gt; otherpkgs,myconfigscript <text:s text:c="4"/></text:span></text:p>
      <text:p text:style-name="P4"><text:span text:style-name="T6"/></text:p>
      <text:h text:style-name="P81" text:outline-level="1">Rerun Postscripts or Run Addition Scripts with updatenode Command </text:h>
      <text:p text:style-name="P41"><text:span text:style-name="T9">You can use </text:span><text:span text:style-name="T15">updatenode</text:span><text:span text:style-name="T9"> command to perform the following functions after the nodes are up and running:</text:span></text:p>
      <text:list text:style-name="L13">
        <text:list-item>
          <text:p text:style-name="P44"><text:span text:style-name="T9">install additional software for stateful nodes (described in chapter 4) </text:span></text:p>
        </text:list-item>
        <text:list-item>
          <text:p text:style-name="P44"><text:span text:style-name="T9">run postscripts defined in the </text:span><text:span text:style-name="T15">postscripts</text:span><text:span text:style-name="T9"> table for both stateful and stateless nodes. <text:s/></text:span></text:p>
        </text:list-item>
        <text:list-item>
          <text:p text:style-name="P44"><text:span text:style-name="T9">run any script for both stateful and stateless nodes.</text:span></text:p>
          <text:p text:style-name="P59"><text:span text:style-name="T9">The later 2 functions works on AIX as well. </text:span></text:p>
          <text:p text:style-name="P59"><text:span text:style-name="T9"/></text:p>
          <text:p text:style-name="P59"><text:span text:style-name="T9">The following are some examples of how to use it:</text:span></text:p>
          <text:p text:style-name="P59"><text:span text:style-name="T9">To re-run all the postscripts for the nodes:</text:span></text:p>
          <text:p text:style-name="P59"><text:span text:style-name="T9"><text:s text:c="2"/></text:span><text:span text:style-name="T15"><text:s/>updatenode &lt;noderange&gt; </text:span></text:p>
          <text:p text:style-name="P59"><text:span text:style-name="T15"/></text:p>
          <text:p text:style-name="P59"><text:span text:style-name="T9">To re-run the syslog postscripts for the nodes:</text:span></text:p>
          <text:p text:style-name="P59"><text:span text:style-name="T9"><text:s text:c="2"/></text:span><text:span text:style-name="T15"><text:s/>updatenode &lt;noderange&gt; syslog</text:span></text:p>
          <text:p text:style-name="P59"><text:span text:style-name="T9"/></text:p>
          <text:p text:style-name="P68"><text:span text:style-name="T9">To run a list of scripts, make sure the scripts are copied to /install/postscripts directory, then</text:span></text:p>
          <text:p text:style-name="P68"><text:span text:style-name="T9"><text:s/></text:span><text:span text:style-name="T15"><text:s text:c="2"/>updatenode &lt;noderange&gt; script1,script2</text:span></text:p>
          <text:p text:style-name="P68"><text:span text:style-name="T9"/></text:p>
          <text:p text:style-name="P68"><text:span text:style-name="T9">Note: </text:span><text:span text:style-name="T15">script1,script2 </text:span><text:span text:style-name="T9">may or may not be defined in the </text:span><text:span text:style-name="T15">postscripts</text:span><text:span text:style-name="T9"> table. However if <text:s/>you want script1 and script2 get invoked next time the nodes are deployed, add them into the </text:span><text:span text:style-name="T15">postscripts</text:span><text:span text:style-name="T9"> t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10-13T15:56:22</dc:date>
    <meta:printed-by>Ling Gao</meta:printed-by>
    <meta:print-date>2008-05-30T09:51:10</meta:print-date>
    <meta:editing-cycles>193</meta:editing-cycles>
    <meta:editing-duration>P2DT16H54M29S</meta:editing-duration>
    <meta:user-defined meta:name="Info 1"/>
    <meta:user-defined meta:name="Info 2"/>
    <meta:user-defined meta:name="Info 3"/>
    <meta:user-defined meta:name="Info 4"/>
    <meta:document-statistic meta:table-count="0" meta:image-count="0" meta:object-count="0" meta:page-count="3" meta:paragraph-count="80" meta:word-count="766" meta:character-count="5008"/>
  </office:meta>
</office:document-meta>
</file>